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e616c" officeooo:paragraph-rsid="001e616c"/>
    </style:style>
    <style:style style:name="P2" style:family="paragraph" style:parent-style-name="Standard">
      <style:paragraph-properties fo:text-align="end" style:justify-single-word="false"/>
      <style:text-properties officeooo:rsid="001e616c" officeooo:paragraph-rsid="001e616c"/>
    </style:style>
    <style:style style:name="P3" style:family="paragraph" style:parent-style-name="Standard" style:list-style-name="L1">
      <style:text-properties officeooo:rsid="001e616c" officeooo:paragraph-rsid="001e616c"/>
    </style:style>
    <style:style style:name="P4" style:family="paragraph" style:parent-style-name="Standard" style:list-style-name="L2">
      <style:text-properties officeooo:rsid="001e616c" officeooo:paragraph-rsid="001e616c"/>
    </style:style>
    <style:style style:name="P5" style:family="paragraph" style:parent-style-name="Standard">
      <style:paragraph-properties fo:text-align="center" style:justify-single-word="false"/>
      <style:text-properties fo:font-size="18pt" officeooo:rsid="001e616c" officeooo:paragraph-rsid="001e616c" style:font-size-asian="18pt" style:font-size-complex="18pt"/>
    </style:style>
    <style:style style:name="P6" style:family="paragraph" style:parent-style-name="Standard">
      <style:text-properties officeooo:rsid="001fb15f" officeooo:paragraph-rsid="001fb15f"/>
    </style:style>
    <style:style style:name="P7" style:family="paragraph" style:parent-style-name="Standard">
      <style:text-properties style:font-name="Hack" fo:font-size="10pt" officeooo:rsid="002254df" officeooo:paragraph-rsid="002254df" style:font-name-asian="Hack" style:font-size-asian="10pt" style:font-size-complex="10pt"/>
    </style:style>
    <style:style style:name="P8" style:family="paragraph" style:parent-style-name="Standard">
      <style:text-properties style:font-name="Hack" fo:font-size="10pt" officeooo:rsid="00233b9d" officeooo:paragraph-rsid="00233b9d" style:font-name-asian="Hack" style:font-size-asian="10pt" style:font-size-complex="10pt"/>
    </style:style>
    <style:style style:name="P9" style:family="paragraph" style:parent-style-name="Standard">
      <style:text-properties officeooo:rsid="002254df" officeooo:paragraph-rsid="002254df"/>
    </style:style>
    <style:style style:name="P10" style:family="paragraph" style:parent-style-name="Standard">
      <style:text-properties style:font-name="Noto Sans CJK JP Regular" fo:font-size="10.5pt" officeooo:rsid="00244bd5" officeooo:paragraph-rsid="00244bd5" style:font-name-asian="Noto Sans CJK JP Regular" style:font-size-asian="10.5pt" style:font-size-complex="10.5pt"/>
    </style:style>
    <style:style style:name="P11" style:family="paragraph" style:parent-style-name="Standard">
      <style:text-properties style:font-name="Noto Sans CJK JP Regular" fo:font-size="10.5pt" officeooo:rsid="0025fc57" officeooo:paragraph-rsid="0025fc57" style:font-name-asian="Noto Sans CJK JP Regular" style:font-size-asian="10.5pt" style:font-size-complex="10.5pt"/>
    </style:style>
    <style:style style:name="P12" style:family="paragraph" style:parent-style-name="Standard">
      <style:text-properties style:font-name="Nimbus Roman No9 L" fo:font-size="12pt" officeooo:rsid="00244bd5" officeooo:paragraph-rsid="00244bd5" style:font-name-asian="Hack" style:font-size-asian="12pt" style:font-size-complex="12pt"/>
    </style:style>
    <style:style style:name="P13" style:family="paragraph" style:parent-style-name="Standard">
      <style:paragraph-properties fo:break-before="page"/>
      <style:text-properties officeooo:rsid="002254df" officeooo:paragraph-rsid="002254df"/>
    </style:style>
    <style:style style:name="T1" style:family="text">
      <style:text-properties officeooo:rsid="001fb15f"/>
    </style:style>
    <style:style style:name="T2" style:family="text">
      <style:text-properties officeooo:rsid="00233b9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S Assignment</text:p>
      <text:p text:style-name="P1"/>
      <text:p text:style-name="P2">team 27:</text:p>
      <text:p text:style-name="P2">20150109 김동균</text:p>
      <text:p text:style-name="P2">20150195 김정우</text:p>
      <text:p text:style-name="P1"/>
      <text:p text:style-name="P1">Question 1)</text:p>
      <text:p text:style-name="P1">케밥 가게:</text:p>
      <text:list xml:id="list7598017256349719345" text:style-name="L2">
        <text:list-item>
          <text:p text:style-name="P4">대기실 : 의자 n개</text:p>
        </text:list-item>
        <text:list-item>
          <text:p text:style-name="P4">조리실</text:p>
        </text:list-item>
      </text:list>
      <text:p text:style-name="P1"/>
      <text:p text:style-name="P1">규칙:</text:p>
      <text:list xml:id="list7983804314931585227" text:style-name="L1">
        <text:list-item>
          <text:p text:style-name="P3">손님이 없으면 조리실은 sleep한다.</text:p>
        </text:list-item>
        <text:list-item>
          <text:p text:style-name="P3">대기실이 꽉 차 있는데 손님이 오면 그 손님은 대기하지 않고 즉시 나간다.</text:p>
        </text:list-item>
        <text:list-item>
          <text:p text:style-name="P3">대기실에 남는 의자가 있으면 손님이 와서 대기할 수 있다.</text:p>
        </text:list-item>
        <text:list-item>
          <text:p text:style-name="P3">조리실이 sleep 중인데 손님이 오면 조리실이 깨어나야 한다.</text:p>
        </text:list-item>
      </text:list>
      <text:p text:style-name="P1"/>
      <text:p text:style-name="P1">조리실은 초기값 0인 세마포어 sema_cook을 가지고 있고 각 손님은 초기값 0인 세마포어 sema_wait를 가지고 있다 가정하자.</text:p>
      <text:p text:style-name="P1"/>
      <text:p text:style-name="P1">cook:</text:p>
      <text:p text:style-name="P1"><text:tab/>repeat:</text:p>
      <text:p text:style-name="P1"><text:tab/><text:tab/>// 규칙 1</text:p>
      <text:p text:style-name="P1"><text:tab/><text:tab/><text:span text:style-name="T1">if no customer in waiting room:</text:span></text:p>
      <text:p text:style-name="P1"><text:tab/><text:tab/><text:tab/><text:span text:style-name="T1">P(sema_cook)</text:span></text:p>
      <text:p text:style-name="P1"><text:tab/><text:tab/>// 손님에게 줄 케밥을 만든다.</text:p>
      <text:p text:style-name="P1"><text:tab/><text:tab/><text:span text:style-name="T1">making_kebab()</text:span></text:p>
      <text:p text:style-name="P1"><text:tab/><text:tab/>// 손님을 깨운다.</text:p>
      <text:p text:style-name="P1"><text:tab/><text:tab/><text:span text:style-name="T1">V(sema_wait of the longest-waited customer in waiting room)</text:span></text:p>
      <text:p text:style-name="P1"><text:tab/><text:tab/>// 손님이 케밥을 가져갈 때까지 대기</text:p>
      <text:p text:style-name="P1"><text:tab/><text:tab/><text:span text:style-name="T1">P(sema_cook)</text:span></text:p>
      <text:p text:style-name="P1"/>
      <text:p text:style-name="P6">customer:</text:p>
      <text:p text:style-name="P6"><text:tab/>// 규칙 2</text:p>
      <text:p text:style-name="P6"><text:tab/>if waiting room is full:</text:p>
      <text:p text:style-name="P6"><text:tab/><text:tab/>leave_without_kebab()</text:p>
      <text:p text:style-name="P6"><text:tab/>// 규칙 4</text:p>
      <text:p text:style-name="P6"><text:tab/>if no customer in waiting room:</text:p>
      <text:p text:style-name="P6"><text:tab/><text:tab/>V(sema_cook)</text:p>
      <text:p text:style-name="P6"><text:tab/>// 규칙 3</text:p>
      <text:p text:style-name="P6"><text:tab/>enter to waiting room</text:p>
      <text:p text:style-name="P6"><text:tab/>// 케밥이 나올 때까지 대기</text:p>
      <text:p text:style-name="P6"><text:tab/>P(sema_wait of itself)</text:p>
      <text:p text:style-name="P6"><text:tab/>// 케밥이 나오면 대기실에서 나가고 케밥을 얻은 뒤 조리실을 깨운다.</text:p>
      <text:p text:style-name="P6"><text:tab/>exit from waiting room</text:p>
      <text:p text:style-name="P6"><text:tab/>getting_kebab()</text:p>
      <text:p text:style-name="P6"><text:tab/>V(sema_cook)</text:p>
      <text:p text:style-name="P13">Question 2)</text:p>
      <text:p text:style-name="P9"/>
      <text:p text:style-name="P7">struct lock {</text:p>
      <text:p text:style-name="P7"><text:tab/>int is_blocked;<text:tab/>// 대기 중인 프로세스가 있으면 1, 없으면 0. 0으로 초기화.</text:p>
      <text:p text:style-name="P7">};</text:p>
      <text:p text:style-name="P7"/>
      <text:p text:style-name="P7">void acquire(struct lock *lock) {</text:p>
      <text:p text:style-name="P7"><text:tab/>while (!compare_and_swap(&amp;lock-&gt;is_locked, 0, 1));</text:p>
      <text:p text:style-name="P7">}</text:p>
      <text:p text:style-name="P7"/>
      <text:p text:style-name="P7">void <text:span text:style-name="T2">release(struct lock *lock) {</text:span></text:p>
      <text:p text:style-name="P7"><text:tab/><text:span text:style-name="T2">compare_and_swap(&amp;lock-&gt;is_locked, 1, 0);</text:span></text:p>
      <text:p text:style-name="P8">}</text:p>
      <text:p text:style-name="P8"/>
      <text:p text:style-name="P8"/>
      <text:p text:style-name="P12">Question 3)</text:p>
      <text:p text:style-name="P12"/>
      <text:p text:style-name="P10">프로세스 시스템: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21:30:17.364332454</meta:creation-date>
    <dc:date>2017-10-10T21:46:21.509587511</dc:date>
    <meta:editing-duration>PT16M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376" meta:character-count="1053" meta:non-whitespace-character-count="871"/>
  </office:meta>
</office:document-meta>
</file>